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1.5256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text-underline-style="solid" style:text-underline-width="auto" style:text-underline-color="font-color" fo:font-weight="bold" style:font-name-asian="DejaVu Sans" style:font-weight-asian="bold" style:font-name-complex="Lohit Hindi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4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5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7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1=a1+42</text:p>
          </table:table-cell>
          <table:table-cell table:style-name="ce3"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0=x1+0</text:p>
          </table:table-cell>
          <table:table-cell table:style-name="ce3"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1=x2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2=x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b3=x2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1=a2+99</text:p>
          </table:table-cell>
          <table:table-cell table:style-name="ce3"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7=a7+199</text:p>
          </table:table-cell>
          <table:table-cell table:style-name="ce3"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1=a1+1</text:p>
          </table:table-cell>
          <table:table-cell table:style-name="ce3"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x0=x1*x1</text:p>
          </table:table-cell>
          <table:table-cell table:style-name="ce3"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2=b1+0</text:p>
          </table:table-cell>
          <table:table-cell table:style-name="ce3"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x3=x0*x2</text:p>
          </table:table-cell>
          <table:table-cell table:style-name="ce3"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2=b2+0</text:p>
          </table:table-cell>
          <table:table-cell table:style-name="ce3"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4=x1*x2</text:p>
          </table:table-cell>
          <table:table-cell table:style-name="ce3"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x3=x3+x4</text:p>
          </table:table-cell>
          <table:table-cell table:style-name="ce3"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2=b3+0</text:p>
          </table:table-cell>
          <table:table-cell table:style-name="ce3"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x7=x2+x3</text:p>
          </table:table-cell>
          <table:table-cell table:style-name="ce3"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b0=b0+-1</text:p>
          </table:table-cell>
          <table:table-cell table:style-name="ce3"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a7=a7+1</text:p>
          </table:table-cell>
          <table:table-cell table:style-name="ce3"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b0=b7?10</text:p>
          </table:table-cell>
          <table:table-cell table:style-name="ce3"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4.020698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15:52:36.107618179</dc:date>
    <dc:creator>David Zemon</dc:creator>
    <meta:generator>LibreOffice/4.1.2.3$Linux_X86_64 LibreOffice_project/410m0$Build-3</meta:generator>
    <meta:editing-duration>P0D</meta:editing-duration>
    <meta:editing-cycles>1</meta:editing-cycles>
    <meta:document-statistic meta:table-count="1" meta:cell-count="437" meta:object-count="0"/>
  </office:meta>
</office:document-meta>
</file>